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2D03329A3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6.179cm" svg:x="1.293cm" svg:y="6.335cm">
          <text:p text:style-name="P1"><text:span text:style-name="T1">13: Асинхронная репликация, векторное время, разрешение конфликтов.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3"><text:span text:style-name="T2">Москва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4" draw:layer="layout" svg:width="25.399cm" svg:height="2.027cm" svg:x="0cm" svg:y="14.454cm">
          <text:p text:style-name="P3"><text:span text:style-name="T2">Konstantin Osipov, </text:span><text:span text:style-name="T2"><text:a xlink:href="mailto:kostja@tarantool.org" xlink:type="simple">kostja@tarantool.org</text:a></text:span></text:p>
          <text:p text:style-name="P3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3">Nothing here yet</text:span></text:p>
          </draw:text-box>
        </draw:frame>
        <draw:frame presentation:style-name="pr3" draw:layer="layout" svg:width="22.859cm" svg:height="12.571cm" svg:x="1.017cm" svg:y="4.445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" presentation:class="page"/>
          <draw:frame draw:name="Заметки 2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3C0000002D03329A3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none" draw:fill-color="#ffffff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8T15:03:07.362775597</dc:date>
    <meta:editing-duration>PT22H22M6S</meta:editing-duration>
    <meta:editing-cycles>318</meta:editing-cycles>
    <meta:document-statistic meta:object-count="46"/>
  </office:meta>
</office:document-meta>
</file>